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co6" style:family="table-column">
      <style:table-column-properties fo:break-before="auto" style:column-width="4.57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oadmap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6 vídeos curtos, de ~15minutos cada + list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Java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Full Stack Java Developer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Java Developer Road Map - Learning Path for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How to Become a Full Stack Java Developer - Learning Path for Full 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2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Top Skills to Become a Full-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How to Learn Spring Boot Step by Step - Spring Boot Learning Path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Learning Path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Angular + Spring Boot CRUD Full Stack Application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6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Create and Deploy Angular Application to Heroku - Step by Step Guid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Spring Boot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 cursos, +20h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Spring Boot Tutorial - Learn Spring Boot in 10 Hou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9h4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Spring Boot Tutorial | Full Course [New]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5h1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Spring Boot Restful Web Services Tutorial | Full Course ✅ | REST API | Spring Boot for Beginne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Spring Boot Hibernate MySQL CRUD REST API Tutorial | Controller, Service and DAO Layer |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h2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Spring MVC Tutorial with Spring Boot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h5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Validation in Spring Boot | Hibernate Validator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Spring Data REST Tutorial | Crash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8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Java 8 Stream API Tutorial | Examples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4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Quick Recap of My 14+ Free Courses on My YouTube Channe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ockerizing Spring Boot Application | Spring Boot Docker Tutorial | Docker Imag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DBC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Spring Security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Spring Boot Testing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eployment Video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2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ava Collections Framework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h25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ava 8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avaScript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 vídeos, 12’ cad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TypeScript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 vídeos, 20’, 11’ e 20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PA/Hibernat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2 vídeos (os 3 individuais são repetidos)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JPA / Hibernate One to One Mapping Example with Spring Boot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1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kAYjrhcrx_8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JPA / Hibernate One to Many Mapping Example with Spring Boot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Buya2plwkj4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JPA / Hibernate Many to Many Mapping Example with Spring Boot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-q9rp2pzvGU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Hibernate 5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32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MrHnQoSg3pK4PpxCV6pzmO" xlink:type="simple">link</text:a></text:p>
            </table:table-cell>
            <table:table-cell table:number-columns-repeated="1019"/>
          </table:table-row>
        </table:table-row-group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ULAR" table:style-name="ta1">
        <table:table-column table:style-name="co1" table:default-cell-style-name="ce2"/>
        <table:table-column table:style-name="co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ngular Crash Course | Angular Tutorial | Angular Tutorial For Beginners | Simplilearn</text:p>
          </table:table-cell>
          <table:table-cell table:style-name="ce10" office:value-type="string" calcext:value-type="string">
            <text:p>Simplilearn</text:p>
          </table:table-cell>
          <table:table-cell table:style-name="ce10" office:value-type="string" calcext:value-type="string">
            <text:p>2h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oRj9pg3Tyi0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 Full Course - Learn Angular In 3 Hours | Angular Tutorial For Beginners | Simplilearn</text:p>
          </table:table-cell>
          <table:table-cell table:style-name="ce10" office:value-type="string" calcext:value-type="string">
            <text:p>Simplilearn</text:p>
          </table:table-cell>
          <table:table-cell table:style-name="ce10" office:value-type="string" calcext:value-type="string">
            <text:p>2h59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iZ1mlcCkY8A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ngular Tutorial for Beginners: Learn Angular &amp; TypeScript</text:p>
          </table:table-cell>
          <table:table-cell table:style-name="ce10" office:value-type="string" calcext:value-type="string">
            <text:p><text:s/>Programming with Mosh</text:p>
          </table:table-cell>
          <table:table-cell table:style-name="ce10" office:value-type="string" calcext:value-type="string">
            <text:p>2h02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5E2AVpwsko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ngular Projects | Build Angular 10 Projects - Creating Admin Dashboard Using Angular | Simplilearn</text:p>
          </table:table-cell>
          <table:table-cell table:style-name="ce10" office:value-type="string" calcext:value-type="string">
            <text:p>Simplilearn</text:p>
          </table:table-cell>
          <table:table-cell table:style-name="ce10" office:value-type="string" calcext:value-type="string">
            <text:p>1h10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s7bKr_-GLtM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rimeNG tutorial</text:p>
          </table:table-cell>
          <table:table-cell table:style-name="ce10" office:value-type="string" calcext:value-type="string">
            <text:p>PrimeNG</text:p>
          </table:table-cell>
          <table:table-cell table:style-name="ce10" office:value-type="string" calcext:value-type="string">
            <text:p>16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primefaces.org/primeng/#/setup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Coding with Mosh Angular Courses</text:p>
          </table:table-cell>
          <table:table-cell table:style-name="ce10" office:value-type="string" calcext:value-type="string">
            <text:p>Programming with Mosh</text:p>
          </table:table-cell>
          <table:table-cell table:style-name="ce10" office:value-type="string" calcext:value-type="string">
            <text:p>Cursos pagos, 15USD cada.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codewithmosh.com/courses?query=angula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ngular + Spring Boot CRUD Full Stack Application</text:p>
          </table:table-cell>
          <table:table-cell table:style-name="ce6" office:value-type="string" calcext:value-type="string">
            <text:p>Java Guides</text:p>
          </table:table-cell>
          <table:table-cell table:style-name="ce6" office:value-type="string" calcext:value-type="string">
            <text:p>26 vídeos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<text:a xlink:href="https://www.youtube.com/playlist?list=PLGRDMO4rOGcNzi3CpBWsCdQSzbjdWWy-f" xlink:type="simple">link</text:a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reate and Deploy Angular Application to Heroku - Step by Step Guide</text:p>
          </table:table-cell>
          <table:table-cell table:style-name="ce6" office:value-type="string" calcext:value-type="string">
            <text:p>Java Guides</text:p>
          </table:table-cell>
          <table:table-cell table:style-name="ce6" office:value-type="string" calcext:value-type="string">
            <text:p>17’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<text:a xlink:href="https://www.youtube.com/watch?v=HWBSSC7Vbg0&amp;list=PLGRDMO4rOGcPt1zTgO6RU5a78YbhwhYFX&amp;index=6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ngular Course by Maximilian on Udemy</text:p>
          </table:table-cell>
          <table:table-cell table:style-name="ce10" office:value-type="string" calcext:value-type="string">
            <text:p>Maximilian Schwarzmüller</text:p>
          </table:table-cell>
          <table:table-cell table:style-name="ce10" office:value-type="string" calcext:value-type="string">
            <text:p>Curso pago, R$184.90.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udemy.com/course/the-complete-guide-to-angular-2/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ngular Crash Course</text:p>
          </table:table-cell>
          <table:table-cell table:style-name="ce10" office:value-type="string" calcext:value-type="string">
            <text:p><text:s/>Traversy Media</text:p>
          </table:table-cell>
          <table:table-cell table:style-name="ce10" office:value-type="string" calcext:value-type="string">
            <text:p>2h0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3dHNOWTI7H8" xlink:type="simple">link</text:a>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3-03T08:01:48.531562348</dc:date>
    <meta:editing-duration>PT5H5M52S</meta:editing-duration>
    <meta:editing-cycles>18</meta:editing-cycles>
    <meta:document-statistic meta:table-count="2" meta:cell-count="240" meta:object-count="0"/>
  </office:meta>
</office:document-meta>
</file>